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-color="#008000" draw:opacity="25%" draw:textarea-horizontal-align="justify" draw:textarea-vertical-align="top" draw:auto-grow-height="false" draw:shadow-opacity="25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cm" svg:height="7.8cm" svg:x="0.5cm" svg:y="3.2cm">
            <text:p text:style-name="P1"><text:span text:style-name="T1">Manag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5cm" svg:height="1.5cm" svg:x="0.75cm" svg:y="4.2cm">
            <text:p text:style-name="P1">[*]Production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13.75cm" svg:y="9.2cm">
            <text:p text:style-name="P1">[*]Military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0.75cm" svg:y="9.2cm">
            <text:p text:style-name="P1">[*]Upgrad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0.75cm" svg:y="6.7cm">
            <text:p text:style-name="P1">[*]Building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13.75cm" svg:y="6.7cm">
            <text:p text:style-name="P1">[*]Intelligenc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4.2cm">
            <text:p text:style-name="P1">Resource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6.7cm">
            <text:p text:style-name="P1">Worker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9.2cm">
            <text:p text:style-name="P1">Unit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5cm" svg:height="1.5cm" svg:x="7.25cm" svg:y="0.5cm">
            <text:p text:style-name="P1">AI Client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5.25cm" svg:y1="4.95cm" svg:x2="7.25cm" svg:y2="4.95cm">
            <text:p/>
          </draw:line>
          <draw:line draw:style-name="gr3" draw:text-style-name="P1" draw:layer="layout" svg:x1="3cm" svg:y1="5.7cm" svg:x2="3cm" svg:y2="6.7cm">
            <text:p/>
          </draw:line>
          <draw:line draw:style-name="gr3" draw:text-style-name="P1" draw:layer="layout" svg:x1="5.25cm" svg:y1="7.45cm" svg:x2="7.25cm" svg:y2="4.95cm">
            <text:p/>
          </draw:line>
          <draw:line draw:style-name="gr3" draw:text-style-name="P1" draw:layer="layout" svg:x1="5.25cm" svg:y1="7.45cm" svg:x2="7.25cm" svg:y2="7.45cm">
            <text:p/>
          </draw:line>
          <draw:line draw:style-name="gr3" draw:text-style-name="P1" draw:layer="layout" svg:x1="5.25cm" svg:y1="9.95cm" svg:x2="7.25cm" svg:y2="4.95cm">
            <text:p/>
          </draw:line>
          <draw:line draw:style-name="gr3" draw:text-style-name="P1" draw:layer="layout" svg:x1="5.25cm" svg:y1="9.95cm" svg:x2="7.25cm" svg:y2="9.95cm">
            <text:p/>
          </draw:line>
          <draw:line draw:style-name="gr3" draw:text-style-name="P1" draw:layer="layout" svg:x1="5.25cm" svg:y1="7.45cm" svg:x2="7.25cm" svg:y2="9.95cm">
            <text:p/>
          </draw:line>
          <draw:line draw:style-name="gr3" draw:text-style-name="P1" draw:layer="layout" svg:x1="16cm" svg:y1="9.2cm" svg:x2="16cm" svg:y2="8.2cm">
            <text:p/>
          </draw:line>
          <draw:line draw:style-name="gr3" draw:text-style-name="P1" draw:layer="layout" svg:x1="13.75cm" svg:y1="9.95cm" svg:x2="11.75cm" svg:y2="9.95cm">
            <text:p/>
          </draw:line>
          <draw:line draw:style-name="gr3" draw:text-style-name="P1" draw:layer="layout" svg:x1="13.75cm" svg:y1="9.95cm" svg:x2="11.75cm" svg:y2="7.45cm">
            <text:p/>
          </draw:line>
          <draw:line draw:style-name="gr3" draw:text-style-name="P1" draw:layer="layout" svg:x1="13.75cm" svg:y1="7.45cm" svg:x2="11.75cm" svg:y2="7.45cm">
            <text:p/>
          </draw:line>
          <draw:line draw:style-name="gr3" draw:text-style-name="P1" draw:layer="layout" svg:x1="13.75cm" svg:y1="7.5cm" svg:x2="11.75cm" svg:y2="9.95cm">
            <text:p/>
          </draw:line>
          <draw:line draw:style-name="gr3" draw:text-style-name="P1" draw:layer="layout" svg:x1="9.5cm" svg:y1="2cm" svg:x2="9.5cm" svg:y2="3.2cm">
            <text:p/>
          </draw:line>
          <draw:custom-shape draw:style-name="gr2" draw:text-style-name="P1" draw:layer="layout" svg:width="4.5cm" svg:height="1.5cm" svg:x="13.75cm" svg:y="4.2cm">
            <text:p text:style-name="P1">Scout</text:p>
            <text:p text:style-name="P1">Manager</text:p>
  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6cm" svg:y1="6.7cm" svg:x2="16cm" svg:y2="5.7cm">
            <text:p/>
          </draw:line>
          <draw:line draw:style-name="gr3" draw:text-style-name="P1" draw:layer="layout" svg:x1="13.75cm" svg:y1="5cm" svg:x2="11.75cm" svg:y2="7.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5cm" fo:margin-bottom="0.5cm" fo:margin-left="0.5cm" fo:margin-right="0.5cm" fo:page-width="19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9T16:54:37.56</meta:creation-date>
    <dc:date>2014-03-30T15:49:11.61</dc:date>
    <meta:editing-duration>PT31M54S</meta:editing-duration>
    <meta:editing-cycles>5</meta:editing-cycles>
    <meta:generator>LibreOffice/4.0.1.2$Windows_x86 LibreOffice_project/84102822e3d61eb989ddd325abf1ac077904985</meta:generator>
    <meta:document-statistic meta:object-count="27"/>
  </office:meta>
</office:document-meta>
</file>